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ckward calculation</text:p>
          </table:table-cell>
          <table:table-cell table:number-columns-repeated="4"/>
          <table:table-cell table:style-name="ce1" office:value-type="string" calcext:value-type="string">
            <text:p>saldo</text:p>
          </table:table-cell>
        </table:table-row>
        <table:table-row table:style-name="ro1">
          <table:table-cell/>
          <table:table-cell table:style-name="ce1" office:value-type="string" calcext:value-type="string">
            <text:p>p (montant)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montant corr.</text:p>
          </table:table-cell>
          <table:table-cell table:style-name="ce1" office:value-type="string" calcext:value-type="string">
            <text:p>parcels (pmt)</text:p>
          </table:table-cell>
          <table:table-cell table:style-name="ce1" office:value-type="string" calcext:value-type="string">
            <text:p>balance</text:p>
          </table:table-cell>
        </table:table-row>
        <table:table-row table:style-name="ro1">
          <table:table-cell/>
          <table:table-cell table:formula="of:=101.5181" office:value-type="float" office:value="101.5181" calcext:value-type="float">
            <text:p>101,5181</text:p>
          </table:table-cell>
          <table:table-cell table:formula="of:=[.B4]*0.05" office:value-type="float" office:value="5.075905" calcext:value-type="float">
            <text:p>5,075905</text:p>
          </table:table-cell>
          <table:table-cell table:formula="of:=[.B4]+[.C4]" office:value-type="float" office:value="106.594005" calcext:value-type="float">
            <text:p>106,594005</text:p>
          </table:table-cell>
          <table:table-cell office:value-type="float" office:value="20" calcext:value-type="float">
            <text:p>20</text:p>
          </table:table-cell>
          <table:table-cell table:formula="of:=[.D4]-[.E4]" office:value-type="float" office:value="86.594005" calcext:value-type="float">
            <text:p>86,594005</text:p>
          </table:table-cell>
        </table:table-row>
        <table:table-row table:style-name="ro1">
          <table:table-cell/>
          <table:table-cell table:formula="of:=[.F4]" office:value-type="float" office:value="86.594005" calcext:value-type="float">
            <text:p>86,594005</text:p>
          </table:table-cell>
          <table:table-cell table:formula="of:=[.B5]*0.05" office:value-type="float" office:value="4.32970025" calcext:value-type="float">
            <text:p>4,32970025</text:p>
          </table:table-cell>
          <table:table-cell table:formula="of:=[.B5]+[.C5]" office:value-type="float" office:value="90.92370525" calcext:value-type="float">
            <text:p>90,92370525</text:p>
          </table:table-cell>
          <table:table-cell office:value-type="float" office:value="20" calcext:value-type="float">
            <text:p>20</text:p>
          </table:table-cell>
          <table:table-cell table:formula="of:=[.D5]-[.E5]" office:value-type="float" office:value="70.92370525" calcext:value-type="float">
            <text:p>70,92370525</text:p>
          </table:table-cell>
        </table:table-row>
        <table:table-row table:style-name="ro1">
          <table:table-cell/>
          <table:table-cell table:formula="of:=[.F5]" office:value-type="float" office:value="70.92370525" calcext:value-type="float">
            <text:p>70,92370525</text:p>
          </table:table-cell>
          <table:table-cell table:formula="of:=[.B6]*0.05" office:value-type="float" office:value="3.5461852625" calcext:value-type="float">
            <text:p>3,5461852625</text:p>
          </table:table-cell>
          <table:table-cell table:formula="of:=[.B6]+[.C6]" office:value-type="float" office:value="74.4698905125" calcext:value-type="float">
            <text:p>74,4698905125</text:p>
          </table:table-cell>
          <table:table-cell office:value-type="float" office:value="20" calcext:value-type="float">
            <text:p>20</text:p>
          </table:table-cell>
          <table:table-cell table:formula="of:=[.D6]-[.E6]" office:value-type="float" office:value="54.4698905125" calcext:value-type="float">
            <text:p>54,4698905125</text:p>
          </table:table-cell>
        </table:table-row>
        <table:table-row table:style-name="ro1">
          <table:table-cell/>
          <table:table-cell table:formula="of:=[.F6]" office:value-type="float" office:value="54.4698905125" calcext:value-type="float">
            <text:p>54,4698905125</text:p>
          </table:table-cell>
          <table:table-cell table:formula="of:=[.B7]*0.05" office:value-type="float" office:value="2.723494525625" calcext:value-type="float">
            <text:p>2,7234945256</text:p>
          </table:table-cell>
          <table:table-cell table:formula="of:=[.B7]+[.C7]" office:value-type="float" office:value="57.193385038125" calcext:value-type="float">
            <text:p>57,1933850381</text:p>
          </table:table-cell>
          <table:table-cell office:value-type="float" office:value="20" calcext:value-type="float">
            <text:p>20</text:p>
          </table:table-cell>
          <table:table-cell table:formula="of:=[.D7]-[.E7]" office:value-type="float" office:value="37.193385038125" calcext:value-type="float">
            <text:p>37,1933850381</text:p>
          </table:table-cell>
        </table:table-row>
        <table:table-row table:style-name="ro1">
          <table:table-cell/>
          <table:table-cell table:formula="of:=[.F7]" office:value-type="float" office:value="37.193385038125" calcext:value-type="float">
            <text:p>37,1933850381</text:p>
          </table:table-cell>
          <table:table-cell table:formula="of:=[.B8]*0.05" office:value-type="float" office:value="1.85966925190625" calcext:value-type="float">
            <text:p>1,8596692519</text:p>
          </table:table-cell>
          <table:table-cell table:formula="of:=[.B8]+[.C8]" office:value-type="float" office:value="39.0530542900313" calcext:value-type="float">
            <text:p>39,05305429</text:p>
          </table:table-cell>
          <table:table-cell office:value-type="float" office:value="20" calcext:value-type="float">
            <text:p>20</text:p>
          </table:table-cell>
          <table:table-cell table:formula="of:=[.D8]-[.E8]" office:value-type="float" office:value="19.0530542900313" calcext:value-type="float">
            <text:p>19,05305429</text:p>
          </table:table-cell>
        </table:table-row>
        <table:table-row table:style-name="ro1">
          <table:table-cell/>
          <table:table-cell table:formula="of:=[.F8]" office:value-type="float" office:value="19.0530542900313" calcext:value-type="float">
            <text:p>19,05305429</text:p>
          </table:table-cell>
          <table:table-cell table:formula="of:=[.B9]*0.05" office:value-type="float" office:value="0.952652714501564" calcext:value-type="float">
            <text:p>0,9526527145</text:p>
          </table:table-cell>
          <table:table-cell table:formula="of:=[.B9]+[.C9]" office:value-type="float" office:value="20.0057070045328" calcext:value-type="float">
            <text:p>20,0057070045</text:p>
          </table:table-cell>
          <table:table-cell office:value-type="float" office:value="20" calcext:value-type="float">
            <text:p>20</text:p>
          </table:table-cell>
          <table:table-cell table:formula="of:=[.D9]-[.E9]" office:value-type="float" office:value="0.00570700453283379" calcext:value-type="float">
            <text:p>0,00570700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Forward calculation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erator</text:p>
          </table:table-cell>
          <table:table-cell table:formula="of:=[.C12]*[.D12]*((1+[.D12])^[.E12])" office:value-type="float" office:value="6.76748298515625" calcext:value-type="float">
            <text:p>6,76748298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ominator</text:p>
          </table:table-cell>
          <table:table-cell table:formula="of:=((1+[.D12])^[.E12])-1" office:value-type="float" office:value="0.340095640625" calcext:value-type="float">
            <text:p>0,3400956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mt</text:p>
          </table:table-cell>
          <table:table-cell table:formula="of:=[.C13]/[.C14]" office:value-type="float" office:value="19.898764279129" calcext:value-type="float">
            <text:p>19,898764279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Forward calculatio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15" calcext:value-type="float">
            <text:p>0,01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erator</text:p>
          </table:table-cell>
          <table:table-cell table:formula="of:=[.C18]*[.D18]*((1+[.D18])^[.E18])" office:value-type="float" office:value="42.8850843578707" calcext:value-type="float">
            <text:p>42,88508435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ominator</text:p>
          </table:table-cell>
          <table:table-cell table:formula="of:=((1+[.D18])^[.E18])-1" office:value-type="float" office:value="0.429502811929022" calcext:value-type="float">
            <text:p>0,42950281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mt</text:p>
          </table:table-cell>
          <table:table-cell table:formula="of:=[.C19]/[.C20]" office:value-type="float" office:value="99.848203939018" calcext:value-type="float">
            <text:p>99,8482039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22:33:33.9578932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21:36:32.857515773</meta:creation-date>
    <dc:date>2017-07-28T22:36:42.728780995</dc:date>
    <meta:editing-duration>PT5M11S</meta:editing-duration>
    <meta:editing-cycles>2</meta:editing-cycles>
    <meta:generator>LibreOffice/5.1.6.2$Linux_X86_64 LibreOffice_project/10m0$Build-2</meta:generator>
    <meta:document-statistic meta:table-count="1" meta:cell-count="63" meta:object-count="0"/>
  </office:meta>
</office:document-meta>
</file>